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rem" svg:font-family="rem, 'Google Sans Text', 'Google Sans', sans-serif"/>
  </office:font-face-decls>
  <office:automatic-styles>
    <style:style style:name="P1" style:family="paragraph" style:parent-style-name="Standard">
      <style:paragraph-properties fo:margin-left="0cm" fo:margin-right="0cm" fo:line-height="150%" fo:text-indent="0cm" style:auto-text-indent="false"/>
      <style:text-properties fo:font-variant="normal" fo:text-transform="none" style:font-name="rem" fo:font-size="10.5pt" fo:letter-spacing="normal" fo:font-style="normal" fo:font-weight="normal"/>
    </style:style>
    <style:style style:name="P2" style:family="paragraph" style:parent-style-name="Standard">
      <style:paragraph-properties fo:margin-left="0cm" fo:margin-right="0cm" fo:line-height="200%" fo:text-indent="0cm" style:auto-text-indent="false"/>
      <style:text-properties fo:font-variant="normal" fo:text-transform="none" style:font-name="rem" fo:font-size="12pt" fo:letter-spacing="normal" fo:font-style="normal" fo:font-weight="bold"/>
    </style:style>
    <style:style style:name="P3" style:family="paragraph" style:parent-style-name="Standard">
      <style:paragraph-properties fo:margin-left="0cm" fo:margin-right="0cm" fo:line-height="150%" fo:text-indent="0cm" style:auto-text-indent="false"/>
      <style:text-properties fo:font-variant="normal" fo:text-transform="none" style:font-name="rem" fo:font-size="10.5pt" fo:letter-spacing="normal" fo:font-style="normal" fo:font-weight="bold"/>
    </style:style>
    <style:style style:name="P4" style:family="paragraph" style:parent-style-name="Standard">
      <style:paragraph-properties fo:margin-left="0cm" fo:margin-right="0cm" fo:line-height="150%" fo:text-indent="0cm" style:auto-text-indent="false"/>
      <style:text-properties fo:font-variant="normal" fo:text-transform="none" fo:letter-spacing="normal"/>
    </style:style>
    <style:style style:name="P5" style:family="paragraph" style:parent-style-name="Standard">
      <style:paragraph-properties fo:margin-left="0cm" fo:margin-right="0cm" fo:line-height="150%" fo:text-indent="0cm" style:auto-text-indent="false"/>
    </style:style>
    <style:style style:name="P6" style:family="paragraph" style:parent-style-name="Standard">
      <style:paragraph-properties fo:margin-left="0cm" fo:margin-right="0cm" style:line-height-at-least="0.529cm" fo:text-indent="0cm" style:auto-text-indent="false"/>
    </style:style>
    <style:style style:name="P7" style:family="paragraph" style:parent-style-name="Standard">
      <style:paragraph-properties fo:margin-left="0cm" fo:margin-right="0cm" fo:margin-top="0cm" fo:margin-bottom="0.499cm" style:contextual-spacing="false" fo:line-height="150%" fo:text-indent="0cm" style:auto-text-indent="false"/>
    </style:style>
    <style:style style:name="P8" style:family="paragraph" style:parent-style-name="Preformatted_20_Text">
      <style:paragraph-properties fo:margin-top="0cm" fo:margin-bottom="0.499cm" style:contextual-spacing="false"/>
    </style:style>
    <style:style style:name="P9" style:family="paragraph" style:parent-style-name="Text_20_body">
      <style:paragraph-properties fo:margin-left="0cm" fo:margin-right="0cm" fo:margin-top="0cm" fo:margin-bottom="0cm" style:contextual-spacing="false" style:line-height-at-least="0.529cm" fo:text-indent="0cm" style:auto-text-indent="false"/>
    </style:style>
    <style:style style:name="P10" style:family="paragraph" style:parent-style-name="Text_20_body">
      <style:paragraph-properties fo:margin-left="0cm" fo:margin-right="0cm" fo:margin-top="0cm" fo:margin-bottom="0cm" style:contextual-spacing="false" fo:line-height="150%" fo:text-indent="0cm" style:auto-text-indent="false"/>
    </style:style>
    <style:style style:name="P11" style:family="paragraph" style:parent-style-name="Text_20_body">
      <style:paragraph-properties fo:margin-left="0cm" fo:margin-right="0cm" fo:margin-top="0cm" fo:margin-bottom="0cm" style:contextual-spacing="false" fo:line-height="150%" fo:text-indent="0cm" style:auto-text-indent="false"/>
      <style:text-properties fo:font-variant="normal" fo:text-transform="none" style:font-name="rem" fo:font-size="10.5pt" fo:letter-spacing="normal" fo:font-style="normal" fo:font-weight="normal"/>
    </style:style>
    <style:style style:name="P12" style:family="paragraph" style:parent-style-name="Text_20_body">
      <style:paragraph-properties fo:margin-left="0cm" fo:margin-right="0cm" fo:margin-top="0cm" fo:margin-bottom="0cm" style:contextual-spacing="false" fo:line-height="150%" fo:text-indent="0cm" style:auto-text-indent="false"/>
      <style:text-properties fo:font-variant="normal" fo:text-transform="none" style:font-name="rem" fo:font-size="10.5pt" fo:letter-spacing="normal" fo:font-style="normal" fo:font-weight="bold"/>
    </style:style>
    <style:style style:name="P13" style:family="paragraph" style:parent-style-name="Text_20_body">
      <style:paragraph-properties fo:margin-left="0cm" fo:margin-right="0cm" fo:margin-top="0cm" fo:margin-bottom="0cm" style:contextual-spacing="false" fo:line-height="150%" fo:text-indent="0cm" style:auto-text-indent="false"/>
      <style:text-properties fo:font-variant="normal" fo:text-transform="none" fo:letter-spacing="normal"/>
    </style:style>
    <style:style style:name="T1" style:family="text">
      <style:text-properties fo:font-style="italic"/>
    </style:style>
    <style:style style:name="T2" style:family="text">
      <style:text-properties fo:font-weight="bold"/>
    </style:style>
    <style:style style:name="T3" style:family="text">
      <style:text-properties style:font-name="rem" fo:font-size="10.5pt" fo:font-style="normal" fo:font-weight="bold"/>
    </style:style>
    <style:style style:name="T4" style:family="text">
      <style:text-properties style:font-name="rem" fo:font-size="10.5pt" fo:font-style="normal" fo:font-weight="normal"/>
    </style:style>
    <style:style style:name="T5" style:family="text">
      <style:text-properties fo:font-variant="normal" fo:text-transform="none" fo:letter-spacing="normal"/>
    </style:style>
    <style:style style:name="T6" style:family="text">
      <style:text-properties fo:font-variant="normal" fo:text-transform="none" style:font-name="rem" fo:font-size="10.5pt" fo:letter-spacing="normal" fo:font-style="normal" fo:font-weight="bold"/>
    </style:style>
    <style:style style:name="T7" style:family="text">
      <style:text-properties fo:font-variant="normal" fo:text-transform="none" style:font-name="rem" fo:font-size="10.5pt" fo:letter-spacing="normal" fo:font-style="normal" fo:font-weight="normal"/>
    </style:style>
    <style:style style:name="T8" style:family="text">
      <style:text-properties fo:font-variant="normal" fo:text-transform="none" fo:color="#c4c7c5" loext:opacity="100%" fo:font-family="monospace" fo:font-size="10.5pt" fo:letter-spacing="normal" fo:font-style="normal" fo:font-weight="normal" loext:padding="0cm" loext:border="none"/>
    </style:style>
    <style:style style:name="T9" style:family="text">
      <style:text-properties fo:font-variant="normal" fo:text-transform="none" style:font-name="rem" fo:font-size="10.5pt" fo:letter-spacing="normal" fo:font-style="italic" fo:font-weight="normal"/>
    </style:style>
    <style:style style:name="T10" style:family="text">
      <style:text-properties fo:font-variant="normal" fo:text-transform="none" fo:font-family="'Google Sans Text', 'Google Sans', sans-serif" fo:font-size="10.5pt" fo:letter-spacing="normal" fo:font-style="normal" fo:font-weight="normal"/>
    </style:style>
    <style:style style:name="T11" style:family="text">
      <style:text-properties fo:font-variant="normal" fo:text-transform="none" fo:color="#c4c7c5" loext:opacity="100%" fo:font-family="monospace" fo:font-size="10.5pt" fo:letter-spacing="normal" fo:font-style="normal" fo:font-weight="bold" loext:padding="0cm" loext:border="none"/>
    </style:style>
    <style:style style:name="T12" style:family="text">
      <style:text-properties style:font-name="rem" fo:font-size="10.5pt" fo:font-style="italic" fo:font-weight="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Proyecto JavaScript: Diagnóstico y Control de Cultivos</text:p>
      <text:p text:style-name="Standard"/>
      <text:p text:style-name="P1">Este <text:span text:style-name="T1">prompt</text:span> técnico está diseñado para crear una Versión Mínima Viable (MVP) utilizando JavaScript, enfocándose en la <text:span text:style-name="T2">funcionalidad esencial</text:span> de ser un <text:span text:style-name="T2">"solucionador de problemas"</text:span>. El objetivo es transformar la <text:span text:style-name="T2">parálisis por ambigüedad</text:span> en una <text:span text:style-name="T2">acción inmediata y dirigida</text:span> [MVP step 3].</text:p>
      <text:p text:style-name="P1">Se evitará la integración de bases de datos externas o el uso de Inteligencia Artificial compleja para mantener la simplicidad, utilizando estructuras de datos JavaScript para la lógica de diagnóstico y las referencias.</text:p>
      <text:p text:style-name="P1">--------------------------------------------------------------------------------</text:p>
      <text:p text:style-name="P2">Prompt Técnico: MVP "Asistente de Diagnóstico de Cultivo" (JavaScript)</text:p>
      <text:p text:style-name="P3">1. Objetivo Principal del Proyecto (MVP)</text:p>
      <text:p text:style-name="P1">Crear una aplicación web básica y funcional (HTML/CSS/JavaScript) que aborde la frustración del cultivador por la <text:span text:style-name="T2">"ambigüedad de los síntomas"</text:span> y la <text:span text:style-name="T2">"sobredosis de información"</text:span>, proporcionando un <text:span text:style-name="T2">diagnóstico singular y contextualizado</text:span> [MVP step 1] y herramientas de control esenciales.</text:p>
      <text:p text:style-name="P3">2. Estructura y Tecnología</text:p>
      <text:p text:style-name="P4">• <text:span text:style-name="T3">Tecnología:</text:span><text:span text:style-name="T4"> Vanilla JavaScript, HTML5 y CSS (mínimo, solo para usabilidad).</text:span></text:p>
      <text:p text:style-name="P5"><text:span text:style-name="T5">• </text:span><text:span text:style-name="T6">Archivos Esenciales:</text:span><text:span text:style-name="T7"> </text:span><text:span text:style-name="Source_20_Text"><text:span text:style-name="T8">index.html</text:span></text:span><text:span text:style-name="T7">, </text:span><text:span text:style-name="Source_20_Text"><text:span text:style-name="T8">style.css</text:span></text:span><text:span text:style-name="T7">, </text:span><text:span text:style-name="Source_20_Text"><text:span text:style-name="T8">app.js</text:span></text:span><text:span text:style-name="T7">.</text:span></text:p>
      <text:p text:style-name="P5"><text:span text:style-name="T5">• </text:span><text:span text:style-name="T6">Base de Datos (Simulada):</text:span><text:span text:style-name="T7"> Toda la información de diagnóstico y referencia debe residir en objetos y </text:span><text:span text:style-name="T9">arrays</text:span><text:span text:style-name="T7"> dentro de </text:span><text:span text:style-name="Source_20_Text"><text:span text:style-name="T8">app.js</text:span></text:span><text:span text:style-name="T7">.</text:span></text:p>
      <text:p text:style-name="P3">3. Funcionalidad 1: Solucionador de Problemas Simplificado</text:p>
      <text:p text:style-name="P1">Implementar un <text:span text:style-name="T2">Diagnóstico Basado en Síntomas y Fase</text:span> que genere una <text:span text:style-name="T2">Acción Correctiva Única</text:span> [MVP step 1].</text:p>
      <text:p text:style-name="P6"><text:span text:style-name="T10">A. Estructura de Datos (en </text:span><text:span text:style-name="Source_20_Text"><text:span text:style-name="T8">app.js</text:span></text:span><text:span text:style-name="T10">)</text:span></text:p>
      <text:p text:style-name="P7"><text:span text:style-name="T7">Crear un objeto </text:span><text:span text:style-name="Source_20_Text"><text:span text:style-name="T8">DIAGNOSTIC_RULES</text:span></text:span><text:span text:style-name="T7"> que mapee combinaciones de fase y síntoma a una causa y una acción.</text:span></text:p>
      <text:p text:style-name="Preformatted_20_Text"><text:span text:style-name="Source_20_Text">const DIAGNOSTIC_RULES = [</text:span></text:p>
      <text:p text:style-name="Preformatted_20_Text"><text:span text:style-name="Source_20_Text"><text:s text:c="4"/>{</text:span></text:p>
      <text:p text:style-name="Preformatted_20_Text"><text:span text:style-name="Source_20_Text"><text:s text:c="8"/>fase: "Vegetativo",</text:span></text:p>
      <text:p text:style-name="Preformatted_20_Text"><text:span text:style-name="Source_20_Text"><text:s text:c="8"/>sintoma: "Hojas amarillas en la base (hojas viejas)",</text:span></text:p>
      <text:p text:style-name="Preformatted_20_Text"><text:span text:style-name="Source_20_Text"><text:s text:c="8"/>causa: "Deficiencia de Nitrógeno (N) o Bloqueo por pH bajo.",</text:span></text:p>
      <text:p text:style-name="Preformatted_20_Text"><text:span text:style-name="Source_20_Text"><text:s text:c="8"/>accion: "Verificar pH y EC. Si el pH es bajo, elevarlo inmediatamente (rango ideal: 5.8-6.2). Aumentar dosis de Nutrientes NPK para Vegetativo en 20%."</text:span></text:p>
      <text:p text:style-name="Preformatted_20_Text"><text:span text:style-name="Source_20_Text"><text:s text:c="4"/>},</text:span></text:p>
      <text:p text:style-name="Preformatted_20_Text"><text:span text:style-name="Source_20_Text"><text:s text:c="4"/>{</text:span></text:p>
      <text:p text:style-name="Preformatted_20_Text"><text:span text:style-name="Source_20_Text"><text:s text:c="8"/>fase: "Floración",</text:span></text:p>
      <text:p text:style-name="Preformatted_20_Text"><text:span text:style-name="Source_20_Text"><text:s text:c="8"/>sintoma: "Puntas de hojas quemadas o en forma de garra (Claw)",</text:span></text:p>
      <text:p text:style-name="Preformatted_20_Text"><text:span text:style-name="Source_20_Text"><text:s text:c="8"/>causa: "Exceso de nutrientes (Nutrient Burn).",</text:span></text:p>
      <text:p text:style-name="Preformatted_20_Text"><text:span text:style-name="Source_20_Text"><text:s text:c="8"/>accion: "Realizar lavado de raíces con agua pura pH balanceada. Reducir la Concentración de nutrientes (EC) en un 25% en el siguiente riego. Este error lleva al cultivador a probar 'toda la mierda avanzada primero' [3]."</text:span></text:p>
      <text:p text:style-name="Preformatted_20_Text"><text:span text:style-name="Source_20_Text"><text:s text:c="4"/>},</text:span></text:p>
      <text:p text:style-name="Preformatted_20_Text"><text:span text:style-name="Source_20_Text"><text:s text:c="4"/>{</text:span></text:p>
      <text:p text:style-name="Preformatted_20_Text"><text:span text:style-name="Source_20_Text"><text:s text:c="8"/>fase: "Floración",</text:span></text:p>
      <text:p text:style-name="Preformatted_20_Text"><text:span text:style-name="Source_20_Text"><text:s text:c="8"/>sintoma: "Manchas marrones secas en hojas medias/altas",</text:span></text:p>
      <text:p text:style-name="Preformatted_20_Text"><text:span text:style-name="Source_20_Text"><text:s text:c="8"/>causa: "Deficiencia de Calcio (Ca) o Magnesio (Mg), posiblemente causada por alta humedad/VPD descontrolado.",</text:span></text:p>
      <text:p text:style-name="Preformatted_20_Text"><text:soft-page-break/><text:span text:style-name="Source_20_Text"><text:s text:c="8"/>accion: "Verificar el VPD (Usar la Calculadora). Aplicar un suplemento de Calcio/Magnesio (CalMag) en la mitad de la dosis recomendada por el fabricante."</text:span></text:p>
      <text:p text:style-name="Preformatted_20_Text"><text:span text:style-name="Source_20_Text"><text:s text:c="4"/>},</text:span></text:p>
      <text:p text:style-name="Preformatted_20_Text"><text:span text:style-name="Source_20_Text"><text:s text:c="4"/>// Añadir 3-5 reglas más que cubran problemas comunes (ej. exceso de riego, estrés lumínico)</text:span></text:p>
      <text:p text:style-name="P8"><text:span text:style-name="Source_20_Text">];</text:span></text:p>
      <text:p text:style-name="P9"><text:span text:style-name="T10">B. Interfaz de Usuario (en </text:span><text:span text:style-name="Source_20_Text"><text:span text:style-name="T8">index.html</text:span></text:span><text:span text:style-name="T10"> y </text:span><text:span text:style-name="Source_20_Text"><text:span text:style-name="T8">app.js</text:span></text:span><text:span text:style-name="T10">)</text:span></text:p>
      <text:p text:style-name="P10"><text:span text:style-name="T7">1. </text:span><text:span text:style-name="T6">Inputs:</text:span><text:span text:style-name="T7"> Mostrar dos </text:span><text:span text:style-name="T9">dropdowns</text:span><text:span text:style-name="T7"> (</text:span><text:span text:style-name="Source_20_Text"><text:span text:style-name="T8">&lt;select&gt;</text:span></text:span><text:span text:style-name="T7">) para que el usuario seleccione: </text:span><text:span text:style-name="T6">Fase de Cultivo</text:span><text:span text:style-name="T7"> (Vegetativo, Floración) y </text:span><text:span text:style-name="T6">Síntoma Visual</text:span><text:span text:style-name="T7"> (basado en los </text:span><text:span text:style-name="Source_20_Text"><text:span text:style-name="T8">sintoma</text:span></text:span><text:span text:style-name="T7"> listados en </text:span><text:span text:style-name="Source_20_Text"><text:span text:style-name="T8">DIAGNOSTIC_RULES</text:span></text:span><text:span text:style-name="T7">).</text:span></text:p>
      <text:p text:style-name="P11">2. <text:span text:style-name="T2">Botón:</text:span> Un botón "Diagnosticar Problema".</text:p>
      <text:p text:style-name="P10"><text:span text:style-name="T7">3. </text:span><text:span text:style-name="T6">Output:</text:span><text:span text:style-name="T7"> Un área de texto (</text:span><text:span text:style-name="Source_20_Text"><text:span text:style-name="T8">&lt;div&gt;</text:span></text:span><text:span text:style-name="T7">) donde se muestre el </text:span><text:span text:style-name="Source_20_Text"><text:span text:style-name="T8">causa</text:span></text:span><text:span text:style-name="T7"> y, lo más importante, la </text:span><text:span text:style-name="T6">Acción Correctiva Única</text:span><text:span text:style-name="T7"> [MVP step 1].</text:span></text:p>
      <text:p text:style-name="P12">4. Funcionalidad 2: Herramientas de Control Esencial</text:p>
      <text:p text:style-name="P11">Implementar herramientas de referencia rápida para facilitar la <text:span text:style-name="T2">sistematización y asesoría simplificada</text:span>.</text:p>
      <text:p text:style-name="P9"><text:span text:style-name="T10">A. Calculadora de VPD Simplificada (en </text:span><text:span text:style-name="Source_20_Text"><text:span text:style-name="T8">app.js</text:span></text:span><text:span text:style-name="T10">)</text:span></text:p>
      <text:p text:style-name="P11">Crear una función JavaScript que calcule el Déficit de Presión de Vapor (VPD) y evalúe si el valor es óptimo para la fase de cultivo.</text:p>
      <text:p text:style-name="P10"><text:span text:style-name="T7">1. </text:span><text:span text:style-name="T6">Inputs:</text:span><text:span text:style-name="T7"> Dos campos de entrada (</text:span><text:span text:style-name="Source_20_Text"><text:span text:style-name="T8">&lt;input type="number"&gt;</text:span></text:span><text:span text:style-name="T7">) para que el usuario ingrese la </text:span><text:span text:style-name="T6">Temperatura (°C)</text:span><text:span text:style-name="T7"> y la </text:span><text:span text:style-name="T6">Humedad Relativa (%RH)</text:span><text:span text:style-name="T7"> actuales en su espacio de cultivo.</text:span></text:p>
      <text:p text:style-name="P11">2. <text:span text:style-name="T2">Lógica (Simplificada):</text:span> Implementar la fórmula de VPD (o una aproximación si la fórmula completa de presión de vapor es demasiado compleja para este MVP, indicando la necesidad de implementar una fórmula científica rigurosa en futuras versiones). La función debe devolver el valor de VPD en kPa.</text:p>
      <text:p text:style-name="P11">3. <text:span text:style-name="T2">Evaluación:</text:span> Comparar el VPD calculado con rangos predefinidos:</text:p>
      <text:p text:style-name="P13">    ◦ <text:span text:style-name="T4">Si VPD está entre 0.8–1.5 kPa, mostrar: "VPD Óptimo para Floración."</text:span></text:p>
      <text:p text:style-name="P13">    ◦ <text:span text:style-name="T4">Si VPD está por debajo de 0.8 kPa, mostrar: "VPD bajo, riesgo de estrés hídrico y moho. ¡Aumenta la ventilación!"</text:span></text:p>
      <text:p text:style-name="P9"><text:span text:style-name="T10">B. Tablas de Parámetros Críticos (en </text:span><text:span text:style-name="Source_20_Text"><text:span text:style-name="T8">index.html</text:span></text:span><text:span text:style-name="T10"> y </text:span><text:span text:style-name="Source_20_Text"><text:span text:style-name="T8">app.js</text:span></text:span><text:span text:style-name="T10">)</text:span></text:p>
      <text:p text:style-name="P11">Mostrar una sección de referencia que ayude al cultivador a manejar la <text:span text:style-name="T2">constancia</text:span>.</text:p>
      <text:p text:style-name="P10"><text:span text:style-name="T7">1. </text:span><text:span text:style-name="T6">Estructura de Datos (en </text:span><text:span text:style-name="T11">app.js</text:span><text:span text:style-name="T6">):</text:span><text:span text:style-name="T7"> Un objeto </text:span><text:span text:style-name="Source_20_Text"><text:span text:style-name="T8">PARAM_RANGES</text:span></text:span><text:span text:style-name="T7"> con los rangos ideales de cultivo.</text:span></text:p>
      <text:p text:style-name="P11">2. <text:span text:style-name="T2">Display:</text:span> Mostrar estos rangos en una tabla HTML simple, titulada: "<text:span text:style-name="T2">Protocolos Claros: Rangos Ideales por Fase</text:span>".</text:p>
      <text:p text:style-name="P12">5. Requisitos de Código y Prueba</text:p>
      <text:p text:style-name="P10"><text:span text:style-name="T5">• </text:span><text:span text:style-name="T7">Todo el código JavaScript debe estar contenido en </text:span><text:span text:style-name="Source_20_Text"><text:span text:style-name="T8">app.js</text:span></text:span><text:span text:style-name="T7">.</text:span></text:p>
      <text:p text:style-name="P13">• <text:span text:style-name="T4">Asegurar que el botón "Diagnosticar Problema" llama a la función de diagnóstico y actualiza dinámicamente el área de </text:span><text:span text:style-name="T12">output</text:span><text:span text:style-name="T4"> sin recargar la página.</text:span></text:p>
      <text:p text:style-name="P10"><text:span text:style-name="T5">• </text:span><text:span text:style-name="T7">Probar la aplicación ingresando un síntoma y una fase que resulten en la causa y acción listadas en </text:span><text:span text:style-name="Source_20_Text"><text:span text:style-name="T8">DIAGNOSTIC_RULES</text:span></text:span><text:span text:style-name="T7">.</text:span></text:p>
      <text:p text:style-name="P13"><text:soft-page-break/>• <text:span text:style-name="T4">Verificar que la Calculadora de VPD devuelve valores coherentes (ej.: T=25C, H=50% -&gt; VPD ≈ 1.3 kPa, que está en rango óptimo de floración).</text:span></text:p>
      <text:p text:style-name="P11">Este MVP cumple con la promesa de ofrecer un <text:span text:style-name="T2">"manual de acompañamiento"</text:span> que proporciona <text:span text:style-name="T2">herramientas de control y sistematización</text:span>, siendo fácil de construir inicialmente y demostrando alto valor al resolver la ambigüedad del diagnóstico.</text:p>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rem" svg:font-family="rem, 'Google Sans Text', 'Google Sans',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AR"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AR"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left">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right">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2.901cm" fo:page-height="11.4cm" style:num-format="1" style:print-orientation="landscape" fo:margin-top="0cm" fo:margin-bottom="0cm" fo:margin-left="0cm" fo:margin-right="0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cm" fo:margin-bottom="1cm" fo:margin-left="2cm" fo:margin-right="1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footnote-max-height="0cm" loext:margin-gutter="0cm">
        <style:footnote-sep style:line-style="solid" style:adjustment="left" style:rel-width="25%" style:color="#000000"/>
      </style:page-layout-properties>
      <style:header-style/>
      <style:footer-style/>
    </style:page-layout>
    <style:page-layout style:name="Mpm7">
      <style:page-layout-properties fo:page-width="29.7cm" fo:page-height="21.001cm" style:num-format="1" style:print-orientation="landscape"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Left_20_Page" style:display-name="Left Page" style:page-layout-name="Mpm2" style:next-style-name="Right_20_Page"/>
    <style:master-page style:name="Right_20_Page" style:display-name="Right Page" style:page-layout-name="Mpm3" style:next-style-name="Left_20_Page"/>
    <style:master-page style:name="Envelope" style:page-layout-name="Mpm4"/>
    <style:master-page style:name="Index" style:page-layout-name="Mpm1"/>
    <style:master-page style:name="HTML" style:page-layout-name="Mpm5"/>
    <style:master-page style:name="Footnote" style:page-layout-name="Mpm6"/>
    <style:master-page style:name="Endnote" style:page-layout-name="Mpm6"/>
    <style:master-page style:name="Landscape" style:page-layout-name="Mpm7"/>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1-30T16:59:08.991813300</meta:creation-date>
    <dc:date>2025-11-30T17:00:44.164105200</dc:date>
    <meta:editing-duration>PT1M35S</meta:editing-duration>
    <meta:editing-cycles>1</meta:editing-cycles>
    <meta:document-statistic meta:table-count="0" meta:image-count="0" meta:object-count="0" meta:page-count="3" meta:paragraph-count="59" meta:word-count="801" meta:character-count="5373" meta:non-whitespace-character-count="4500"/>
    <meta:generator>LibreOffice/25.2.7.2$Windows_X86_64 LibreOffice_project/5cbfd1ab6520636bb5f7b99185aa69bd7456825d</meta:generator>
  </office:meta>
</office:document-meta>
</file>